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a7c3"/>
    </style:style>
    <style:style style:name="T1" style:family="text">
      <style:text-properties officeooo:rsid="001da7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dresse_de_mon_git_repository : </text:span></text:p>
      <text:p text:style-name="P1"/>
      <text:p text:style-name="Standard"><text:a xlink:type="simple" xlink:href="https://github.com/waleedos/mail-signature.git" text:style-name="Internet_20_link" text:visited-style-name="Visited_20_Internet_20_Link">https://github.com/waleedos/mail-signature.git</text:a></text:p>
      <text:p text:style-name="Standard"/>
      <text:p text:style-name="Standard"><text:a xlink:type="simple" xlink:href="https://signaturehound.com/api/v1/file/wwsnl8ubjqga" text:style-name="Internet_20_link" text:visited-style-name="Visited_20_Internet_20_Link"/></text:p>
      <text:p text:style-name="Standard"><text:a xlink:type="simple" xlink:href="https://signaturehound.com/api/v1/file/wwsnl8ubjqga" text:style-name="Internet_20_link" text:visited-style-name="Visited_20_Internet_20_Link">https://signaturehound.com/api/v1/file/wwsnl8ubjqga</text:a></text:p>
      <text:p text:style-name="Standard"/>
      <text:p text:style-name="Standard"><text:a xlink:type="simple" xlink:href="https://signaturehound.com/api/v1/png/email/default/007bff.png" text:style-name="Internet_20_link" text:visited-style-name="Visited_20_Internet_20_Link">https://signaturehound.com/api/v1/png/email/default/007bff.png</text:a></text:p>
      <text:p text:style-name="Standard"/>
      <text:p text:style-name="Standard"><text:a xlink:type="simple" xlink:href="https://signaturehound.com/api/v1/png/phone/default/007bff.png" text:style-name="Internet_20_link" text:visited-style-name="Visited_20_Internet_20_Link">https://signaturehound.com/api/v1/png/phone/default/007bff.png</text:a></text:p>
      <text:p text:style-name="Standard"/>
      <text:p text:style-name="Standard"><text:a xlink:type="simple" xlink:href="https://signaturehound.com/api/v1/png/mobile/default/007bff.png" text:style-name="Internet_20_link" text:visited-style-name="Visited_20_Internet_20_Link">https://signaturehound.com/api/v1/png/mobile/default/007bff.png</text:a></text:p>
      <text:p text:style-name="Standard"/>
      <text:p text:style-name="Standard"><text:a xlink:type="simple" xlink:href="https://signaturehound.com/api/v1/png/map/default/007bff.png" text:style-name="Internet_20_link" text:visited-style-name="Visited_20_Internet_20_Link">https://signaturehound.com/api/v1/png/map/default/007bff.png</text:a></text:p>
      <text:p text:style-name="Standard"/>
      <text:p text:style-name="Standard"><text:a xlink:type="simple" xlink:href="https://signaturehound.com/api/v1/png/facebook/default/007bff.png" text:style-name="Internet_20_link" text:visited-style-name="Visited_20_Internet_20_Link">https://signaturehound.com/api/v1/png/facebook/default/007bff.png</text:a></text:p>
      <text:p text:style-name="Standard"/>
      <text:p text:style-name="Standard"><text:a xlink:type="simple" xlink:href="https://signaturehound.com/api/v1/png/twitter/default/007bff.png" text:style-name="Internet_20_link" text:visited-style-name="Visited_20_Internet_20_Link">https://signaturehound.com/api/v1/png/twitter/default/007bff.png</text:a></text:p>
      <text:p text:style-name="Standard"/>
      <text:p text:style-name="Standard"><text:a xlink:type="simple" xlink:href="https://signaturehound.com/api/v1/png/linkedin/default/007bff.png" text:style-name="Internet_20_link" text:visited-style-name="Visited_20_Internet_20_Link">https://signaturehound.com/api/v1/png/linkedin/default/007bff.png</text:a></text:p>
      <text:p text:style-name="Standard"/>
      <text:p text:style-name="Standard"><text:a xlink:type="simple" xlink:href="https://signaturehound.com/api/v1/png/instagram/default/007bff.png" text:style-name="Internet_20_link" text:visited-style-name="Visited_20_Internet_20_Link">https://signaturehound.com/api/v1/png/instagram/default/007bff.png</text:a></text:p>
      <text:p text:style-name="Standard"/>
      <text:p text:style-name="Standard"><text:a xlink:type="simple" xlink:href="https://signaturehound.com/api/v1/png/youtube/default/007bff.png" text:style-name="Internet_20_link" text:visited-style-name="Visited_20_Internet_20_Link">https://signaturehound.com/api/v1/png/youtube/default/007bff.png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2:03:08.385507653</meta:creation-date>
    <dc:date>2022-10-05T12:19:47.919514802</dc:date>
    <meta:editing-duration>PT16M40S</meta:editing-duration>
    <meta:editing-cycles>1</meta:editing-cycles>
    <meta:document-statistic meta:table-count="0" meta:image-count="0" meta:object-count="0" meta:page-count="1" meta:paragraph-count="12" meta:word-count="13" meta:character-count="700" meta:non-whitespace-character-count="698"/>
    <meta:generator>LibreOffice/7.4.1.2$Linux_X86_64 LibreOffice_project/3c58a8f3a960df8bc8fd77b461821e42c061c5f0</meta:generator>
  </office:meta>
</office:document-meta>
</file>